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cement" table:style-name="ta1"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efreence orig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wer jack</text:p>
          </table:table-cell>
          <table:table-cell office:value-type="string" calcext:value-type="string">
            <text:p>lower left</text:p>
          </table:table-cell>
          <table:table-cell table:formula="of:=[.C5]-75" office:value-type="float" office:value="-75" calcext:value-type="float">
            <text:p>-75</text:p>
          </table:table-cell>
          <table:table-cell table:formula="of:=[.D5]+125" office:value-type="float" office:value="125" calcext:value-type="float">
            <text:p>1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pper right</text:p>
          </table:table-cell>
          <table:table-cell table:formula="of:=[.C5]+450" office:value-type="float" office:value="450" calcext:value-type="float">
            <text:p>450</text:p>
          </table:table-cell>
          <table:table-cell table:formula="of:=[.D5]+475" office:value-type="float" office:value="475" calcext:value-type="float">
            <text:p>47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USB</text:p>
          </table:table-cell>
          <table:table-cell office:value-type="string" calcext:value-type="string">
            <text:p>lower left</text:p>
          </table:table-cell>
          <table:table-cell table:formula="of:=[.C5]-250" office:value-type="float" office:value="-250" calcext:value-type="float">
            <text:p>-250</text:p>
          </table:table-cell>
          <table:table-cell table:formula="of:=[.D5]+1225" office:value-type="float" office:value="1225" calcext:value-type="float">
            <text:p>12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pper right</text:p>
          </table:table-cell>
          <table:table-cell table:formula="of:=[.C5]+375" office:value-type="float" office:value="375" calcext:value-type="float">
            <text:p>375</text:p>
          </table:table-cell>
          <table:table-cell table:formula="of:=[.D5]+1725" office:value-type="float" office:value="1725" calcext:value-type="float">
            <text:p>1725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+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-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Mega</text:p>
          </table:table-cell>
          <table:table-cell office:value-type="string" calcext:value-type="string">
            <text:p>lower left</text:p>
          </table:table-cell>
          <table:table-cell office:value-type="float" office:value="80.75" calcext:value-type="float">
            <text:p>80.7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/>
          <table:table-cell office:value-type="string" calcext:value-type="string">
            <text:p>lower left</text:p>
          </table:table-cell>
          <table:table-cell office:value-type="float" office:value="3179.13" calcext:value-type="float">
            <text:p>3179.13</text:p>
          </table:table-cell>
          <table:table-cell office:value-type="float" office:value="4212.6" calcext:value-type="float">
            <text:p>4212.6</text:p>
          </table:table-cell>
          <table:table-cell office:value-type="string" calcext:value-type="string">
            <text:p>mil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ower jack</text:p>
          </table:table-cell>
          <table:table-cell office:value-type="string" calcext:value-type="string">
            <text:p>lower left</text:p>
          </table:table-cell>
          <table:table-cell table:formula="of:=[.C$17]+[.C6]" office:value-type="float" office:value="3104.13" calcext:value-type="float">
            <text:p>3104.13</text:p>
          </table:table-cell>
          <table:table-cell table:formula="of:=[.$D$17]-[.D6]" office:value-type="float" office:value="4087.6" calcext:value-type="float">
            <text:p>4087.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pper right</text:p>
          </table:table-cell>
          <table:table-cell table:formula="of:=[.C$17]+[.C7]" office:value-type="float" office:value="3629.13" calcext:value-type="float">
            <text:p>3629.13</text:p>
          </table:table-cell>
          <table:table-cell table:formula="of:=[.$D$17]-[.D7]" office:value-type="float" office:value="3737.6" calcext:value-type="float">
            <text:p>3737.6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USB</text:p>
          </table:table-cell>
          <table:table-cell office:value-type="string" calcext:value-type="string">
            <text:p>lower left</text:p>
          </table:table-cell>
          <table:table-cell table:formula="of:=[.C$17]+[.C9]" office:value-type="float" office:value="2929.13" calcext:value-type="float">
            <text:p>2929.13</text:p>
          </table:table-cell>
          <table:table-cell table:formula="of:=[.$D$17]-[.D9]" office:value-type="float" office:value="2987.6" calcext:value-type="float">
            <text:p>2987.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pper right</text:p>
          </table:table-cell>
          <table:table-cell table:formula="of:=[.C$17]+[.C10]" office:value-type="float" office:value="3554.13" calcext:value-type="float">
            <text:p>3554.13</text:p>
          </table:table-cell>
          <table:table-cell table:formula="of:=[.$D$17]-[.D10]" office:value-type="float" office:value="2487.6" calcext:value-type="float">
            <text:p>2487.6</text:p>
          </table:table-cell>
          <table:table-cell/>
        </table:table-row>
      </table:table>
      <table:table table:name="INA219-CurrentSensr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onnector dim</text:p>
          </table:table-cell>
          <table:table-cell office:value-type="float" office:value="0.14" calcext:value-type="float">
            <text:p>0.14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in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Board</text:p>
          </table:table-cell>
          <table:table-cell office:value-type="float" office:value="1" calcext:value-type="float">
            <text:p>1</text:p>
          </table:table-cell>
          <table:table-cell office:value-type="float" office:value="0.8715" calcext:value-type="float">
            <text:p>0.8715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heade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 of board to end of pin</text:p>
          </table:table-cell>
          <table:table-cell office:value-type="string" calcext:value-type="string">
            <text:p>back of board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op of board to center of pin</text:p>
          </table:table-cell>
          <table:table-cell office:value-type="string" calcext:value-type="string">
            <text:p>mount locaion</text:p>
          </table:table-cell>
          <table:table-cell table:formula="of:=0.098/2" office:value-type="float" office:value="0.049" calcext:value-type="float">
            <text:p>0.04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shua Mehlman</meta:initial-creator>
    <meta:creation-date>2025-05-09T14:04:56.492462224</meta:creation-date>
    <meta:generator>LibreOffice/7.6.5.2$MacOSX_AARCH64 LibreOffice_project/38d5f62f85355c192ef5f1dd47c5c0c0c6d6598b</meta:generator>
    <dc:date>2025-05-20T16:13:55.209357768</dc:date>
    <dc:creator>Joshua Mehlman</dc:creator>
    <meta:editing-duration>P11DT2H8M59S</meta:editing-duration>
    <meta:editing-cycles>1</meta:editing-cycles>
    <meta:document-statistic meta:table-count="2" meta:cell-count="67" meta:object-count="0"/>
  </office:meta>
</office:document-meta>
</file>